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paragraph-rsid="00210a41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378bcb"/>
    </style:style>
    <style:style style:name="P3" style:family="paragraph" style:parent-style-name="Text_20_body" style:list-style-name="L3">
      <style:text-properties officeooo:rsid="003c23bc" officeooo:paragraph-rsid="003c23bc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378bcb"/>
    </style:style>
    <style:style style:name="P5" style:family="paragraph" style:parent-style-name="Text_20_body" style:list-style-name="L2">
      <style:paragraph-properties fo:margin-top="0in" fo:margin-bottom="0in" loext:contextual-spacing="false"/>
      <style:text-properties officeooo:paragraph-rsid="00378bcb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officeooo:rsid="003d077b" officeooo:paragraph-rsid="003d077b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2fc716" officeooo:paragraph-rsid="00378bcb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7b573" officeooo:paragraph-rsid="002b0749"/>
    </style:style>
    <style:style style:name="T1" style:family="text">
      <style:text-properties officeooo:rsid="00210a41"/>
    </style:style>
    <style:style style:name="T2" style:family="text">
      <style:text-properties officeooo:rsid="00378bcb"/>
    </style:style>
    <style:style style:name="T3" style:family="text">
      <style:text-properties officeooo:rsid="00393945"/>
    </style:style>
    <style:style style:name="T4" style:family="text">
      <style:text-properties officeooo:rsid="003bfb4c"/>
    </style:style>
    <style:style style:name="T5" style:family="text">
      <style:text-properties officeooo:rsid="003d077b"/>
    </style:style>
    <style:style style:name="T6" style:family="text">
      <style:text-properties officeooo:rsid="003da85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High level description of project.</text:p>
      <text:p text:style-name="P8">Big data could improve understanding of crime <text:span text:style-name="T6">and be used to </text:span>fight crime. <text:span text:style-name="T6">Maybe we can do better by not only focus on crime data but also other public data record. Taxi data in Chicago will be used analysis and predict crime. </text:span></text:p>
      <text:p text:style-name="P1"/>
      <text:p text:style-name="P1"><text:span text:style-name="T1">2. </text:span>What question or problem are you trying to solve?</text:p>
      <text:p text:style-name="P7">Could data on how taxis travel through communities be helpful for better understand<text:span text:style-name="T4">ing of </text:span>crime in Chicago? <text:span text:style-name="T4">Are there </text:span>any correlation between them?</text:p>
      <text:p text:style-name="P2"/>
      <text:p text:style-name="P2"><text:span text:style-name="T2">3. </text:span>How will you present your work?</text:p>
      <text:list xml:id="list3415573664" text:style-name="L1">
        <text:list-item>
          <text:p text:style-name="P4">Presentation – slides</text:p>
        </text:list-item>
      </text:list>
      <text:p text:style-name="P2"/>
      <text:p text:style-name="P2"><text:span text:style-name="T2">4. </text:span>What are your data sources?</text:p>
      <text:p text:style-name="P2"><text:s text:c="12"/><text:span text:style-name="T5">Crime:</text:span></text:p>
      <text:list xml:id="list1873823246" text:style-name="L2">
        <text:list-header>
          <text:p text:style-name="P5"><text:a xlink:type="simple" xlink:href="https://data.cityofchicago.org/browse?category=Public%20Safety" text:style-name="Internet_20_link" text:visited-style-name="Visited_20_Internet_20_Link">https://data.cityofchicago.org/browse?category=Public%20Safety</text:a></text:p>
          <text:p text:style-name="P6">Taxi:</text:p>
          <text:p text:style-name="P5"><text:a xlink:type="simple" xlink:href="https://data.cityofchicago.org/resource/wrvz-psew.csv" text:style-name="Internet_20_link" text:visited-style-name="Visited_20_Internet_20_Link">https://data.cityofchicago.org/resource/wrvz-psew.csv</text:a> <text:span text:style-name="T3">API</text:span></text:p>
        </text:list-header>
      </text:list>
      <text:p text:style-name="P2"/>
      <text:p text:style-name="P2"><text:span text:style-name="T2">5. W</text:span>hat’s your next step towards making this your project. </text:p>
      <text:list xml:id="list3497282097" text:style-name="L3">
        <text:list-item>
          <text:p text:style-name="P3">Get API dat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1:04:26.649477297</meta:creation-date>
    <dc:date>2018-10-11T21:15:47.880220811</dc:date>
    <meta:editing-duration>PT3H9M1S</meta:editing-duration>
    <meta:editing-cycles>3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16" meta:character-count="762" meta:non-whitespace-character-count="646"/>
  </office:meta>
</office:document-meta>
</file>